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ll me Ishmael. Some years ago—never mind how long precisely—having</text:p>
      <text:p text:style-name="Standard">little or no money in my purse, and nothing particular to interest me</text:p>
      <text:p text:style-name="Standard">on shore, I thought I would sail about a little and see the watery part</text:p>
      <text:p text:style-name="Standard">of the world. It is a way I have of driving off the spleen and</text:p>
      <text:p text:style-name="Standard">regulating the circulation. Whenever I find myself growing grim about</text:p>
      <text:p text:style-name="Standard">the mouth; whenever it is a damp, drizzly November in my soul; whenever</text:p>
      <text:p text:style-name="Standard">I find myself involuntarily pausing before coffin warehouses, and</text:p>
      <text:p text:style-name="Standard">bringing up the rear of every funeral I meet; and especially whenever</text:p>
      <text:p text:style-name="Standard">my hypos get such an upper hand of me, that it requires a strong moral</text:p>
      <text:p text:style-name="Standard">principle to prevent me from deliberately stepping into the street, and</text:p>
      <text:p text:style-name="Standard">methodically knocking people’s hats off—then, I account it high time to</text:p>
      <text:p text:style-name="Standard">get to sea as soon as I can. This is my substitute for pistol and ball.</text:p>
      <text:p text:style-name="Standard">With a philosophical flourish Cato throws himself upon his sword; I</text:p>
      <text:p text:style-name="Standard">quietly take to the ship. There is nothing surprising in this. If they</text:p>
      <text:p text:style-name="Standard">but knew it, almost all men in their degree, some time or other,</text:p>
      <text:p text:style-name="Standard">cherish very nearly the same feelings towards the ocean with me.</text:p>
      <text:p text:style-name="Standard"/>
      <text:p text:style-name="Standard">There now is your insular city of the Manhattoes, belted round by</text:p>
      <text:p text:style-name="Standard">wharves as Indian isles by coral reefs—commerce surrounds it with her</text:p>
      <text:p text:style-name="Standard">surf. Right and left, the streets take you waterward. Its extreme</text:p>
      <text:p text:style-name="Standard">downtown is the battery, where that noble mole is washed by waves, and</text:p>
      <text:p text:style-name="Standard">cooled by breezes, which a few hours previous were out of sight of</text:p>
      <text:p text:style-name="Standard">land. Look at the crowds of water-gazers there.</text:p>
      <text:p text:style-name="Standard"/>
      <text:p text:style-name="Standard">Circumambulate the city of a dreamy Sabbath afternoon. Go from Corlears</text:p>
      <text:p text:style-name="Standard">Hook to Coenties Slip, and from thence, by Whitehall, northward. What</text:p>
      <text:p text:style-name="Standard">do you see?—Posted like silent sentinels all around the town, stand</text:p>
      <text:p text:style-name="Standard">thousands upon thousands of mortal men fixed in ocean reveries. Some</text:p>
      <text:p text:style-name="Standard">leaning against the spiles; some seated upon the pier-heads; some</text:p>
      <text:p text:style-name="Standard">looking over the bulwarks of ships from China; some high aloft in the</text:p>
      <text:p text:style-name="Standard">rigging, as if striving to get a still better seaward peep. But these</text:p>
      <text:p text:style-name="Standard">are all landsmen; of week days pent up in lath and plaster—tied to</text:p>
      <text:p text:style-name="Standard">counters, nailed to benches, clinched to desks. How then is this? Are</text:p>
      <text:p text:style-name="Standard">the green fields gone? What do they here?</text:p>
      <text:p text:style-name="Standard"/>
      <text:p text:style-name="Standard">But look! here come more crowds, pacing straight for the water, and</text:p>
      <text:p text:style-name="Standard">seemingly bound for a dive. Strange! Nothing will content them but the</text:p>
      <text:p text:style-name="Standard">extremest limit of the land; loitering under the shady lee of yonder</text:p>
      <text:p text:style-name="Standard">warehouses will not suffice. No. They must get just as nigh the water</text:p>
      <text:p text:style-name="Standard">as they possibly can without falling in. And there they stand—miles of</text:p>
      <text:p text:style-name="Standard">them—leagues. Inlanders all, they come from lanes and alleys, streets</text:p>
      <text:p text:style-name="Standard">and avenues—north, east, south, and west. Yet here they all unite. Tell</text:p>
      <text:p text:style-name="Standard">me, does the magnetic virtue of the needles of the compasses of all</text:p>
      <text:p text:style-name="Standard">those ships attract them thither?</text:p>
      <text:p text:style-name="Standard"/>
      <text:p text:style-name="Standard">Once more. Say you are in the country; in some high land of lakes. Take</text:p>
      <text:p text:style-name="Standard">almost any path you please, and ten to one it carries you down in a</text:p>
      <text:p text:style-name="Standard">dale, and leaves you there by a pool in the stream. There is magic in</text:p>
      <text:p text:style-name="Standard">it. Let the most absent-minded of men be plunged in his deepest</text:p>
      <text:p text:style-name="Standard">reveries—stand that man on his legs, set his feet a-going, and he will</text:p>
      <text:p text:style-name="Standard">infallibly lead you to water, if water there be in all that region.</text:p>
      <text:p text:style-name="Standard">Should you ever be athirst in the great American desert, try this</text:p>
      <text:p text:style-name="Standard"><text:soft-page-break/>experiment, if your caravan happen to be supplied with a metaphysical</text:p>
      <text:p text:style-name="Standard">professor. Yes, as every one knows, meditation and water are wedded for</text:p>
      <text:p text:style-name="Standard">ever.</text:p>
      <text:p text:style-name="Standard"/>
      <text:p text:style-name="Standard">But here is an artist. He desires to paint you the dreamiest, shadiest,</text:p>
      <text:p text:style-name="Standard">quietest, most enchanting bit of romantic landscape in all the valley</text:p>
      <text:p text:style-name="Standard">of the Saco. What is the chief element he employs? There stand his</text:p>
      <text:p text:style-name="Standard">trees, each with a hollow trunk, as if a hermit and a crucifix were</text:p>
      <text:p text:style-name="Standard">within; and here sleeps his meadow, and there sleep his cattle; and up</text:p>
      <text:p text:style-name="Standard">from yonder cottage goes a sleepy smoke. Deep into distant woodlands</text:p>
      <text:p text:style-name="Standard">winds a mazy way, reaching to overlapping spurs of mountains bathed in</text:p>
      <text:p text:style-name="Standard">their hill-side blue. But though the picture lies thus tranced, and</text:p>
      <text:p text:style-name="Standard">though this pine-tree shakes down its sighs like leaves upon this</text:p>
      <text:p text:style-name="Standard">shepherd’s head, yet all were vain, unless the shepherd’s eye were</text:p>
      <text:p text:style-name="Standard">fixed upon the magic stream before him. Go visit the Prairies in June,</text:p>
      <text:p text:style-name="Standard">when for scores on scores of miles you wade knee-deep among</text:p>
      <text:p text:style-name="Standard">Tiger-lilies—what is the one charm wanting?—Water—there is not a drop</text:p>
      <text:p text:style-name="Standard">of water there! Were Niagara but a cataract of sand, would you travel</text:p>
      <text:p text:style-name="Standard">your thousand miles to see it? Why did the poor poet of Tennessee, upon</text:p>
      <text:p text:style-name="Standard">suddenly receiving two handfuls of silver, deliberate whether to buy</text:p>
      <text:p text:style-name="Standard">him a coat, which he sadly needed, or invest his money in a pedestrian</text:p>
      <text:p text:style-name="Standard">trip to Rockaway Beach? Why is almost every robust healthy boy with a</text:p>
      <text:p text:style-name="Standard">robust healthy soul in him, at some time or other crazy to go to sea?</text:p>
      <text:p text:style-name="Standard">Why upon your first voyage as a passenger, did you yourself feel such a</text:p>
      <text:p text:style-name="Standard">mystical vibration, when first told that you and your ship were now out</text:p>
      <text:p text:style-name="Standard">of sight of land? Why did the old Persians hold the sea holy? Why did</text:p>
      <text:p text:style-name="Standard">the Greeks give it a separate deity, and own brother of Jove? Surely</text:p>
      <text:p text:style-name="Standard">all this is not without meaning. And still deeper the meaning of that</text:p>
      <text:p text:style-name="Standard">story of Narcissus, who because he could not grasp the tormenting, mild</text:p>
      <text:p text:style-name="Standard">image he saw in the fountain, plunged into it and was drowned. But that</text:p>
      <text:p text:style-name="Standard">same image, we ourselves see in all rivers and oceans. It is the image</text:p>
      <text:p text:style-name="Standard">of the ungraspable phantom of life; and this is the key to it all.</text:p>
      <text:p text:style-name="Standard"/>
      <text:p text:style-name="Standard">Now, when I say that I am in the habit of going to sea whenever I begin</text:p>
      <text:p text:style-name="Standard">to grow hazy about the eyes, and begin to be over conscious of my</text:p>
      <text:p text:style-name="Standard">lungs, I do not mean to have it inferred that I ever go to sea as a</text:p>
      <text:p text:style-name="Standard">passenger. For to go as a passenger you must needs have a purse, and a</text:p>
      <text:p text:style-name="Standard">purse is but a rag unless you have something in it. Besides, passengers</text:p>
      <text:p text:style-name="Standard">get sea-sick—grow quarrelsome—don’t sleep of nights—do not enjoy</text:p>
      <text:p text:style-name="Standard">themselves much, as a general thing;—no, I never go as a passenger;</text:p>
      <text:p text:style-name="Standard">nor, though I am something of a salt, do I ever go to sea as a</text:p>
      <text:p text:style-name="Standard">Commodore, or a Captain, or a Cook. I abandon the glory and distinction</text:p>
      <text:p text:style-name="Standard">of such offices to those who like them. For my part, I abominate all</text:p>
      <text:p text:style-name="Standard">honorable respectable toils, trials, and tribulations of every kind</text:p>
      <text:p text:style-name="Standard">whatsoever. It is quite as much as I can do to take care of myself,</text:p>
      <text:p text:style-name="Standard">without taking care of ships, barques, brigs, schooners, and what not.</text:p>
      <text:p text:style-name="Standard">And as for going as cook,—though I confess there is considerable glory</text:p>
      <text:p text:style-name="Standard">in that, a cook being a sort of officer on ship-board—yet, somehow, I</text:p>
      <text:p text:style-name="Standard">never fancied broiling fowls;—though once broiled, judiciously</text:p>
      <text:p text:style-name="Standard">buttered, and judgmatically salted and peppered, there is no one who</text:p>
      <text:p text:style-name="Standard">will speak more respectfully, not to say reverentially, of a broiled</text:p>
      <text:p text:style-name="Standard">fowl than I will. It is out of the idolatrous dotings of the old</text:p>
      <text:p text:style-name="Standard"><text:soft-page-break/>Egyptians upon broiled ibis and roasted river horse, that you see the</text:p>
      <text:p text:style-name="Standard">mummies of those creatures in their huge bake-houses the pyramids.</text:p>
      <text:p text:style-name="Standard"/>
      <text:p text:style-name="Standard">No, when I go to sea, I go as a simple sailor, right before the mast,</text:p>
      <text:p text:style-name="Standard">plumb down into the forecastle, aloft there to the royal mast-head.</text:p>
      <text:p text:style-name="Standard">True, they rather order me about some, and make me jump from spar to</text:p>
      <text:p text:style-name="Standard">spar, like a grasshopper in a May meadow. And at first, this sort of</text:p>
      <text:p text:style-name="Standard">thing is unpleasant enough. It touches one’s sense of honor,</text:p>
      <text:p text:style-name="Standard">particularly if you come of an old established family in the land, the</text:p>
      <text:p text:style-name="Standard">Van Rensselaers, or Randolphs, or Hardicanutes. And more than all, if</text:p>
      <text:p text:style-name="Standard">just previous to putting your hand into the tar-pot, you have been</text:p>
      <text:p text:style-name="Standard">lording it as a country schoolmaster, making the tallest boys stand in</text:p>
      <text:p text:style-name="Standard">awe of you. The transition is a keen one, I assure you, from a</text:p>
      <text:p text:style-name="Standard">schoolmaster to a sailor, and requires a strong decoction of Seneca and</text:p>
      <text:p text:style-name="Standard">the Stoics to enable you to grin and bear it. But even this wears off</text:p>
      <text:p text:style-name="Standard">in time.</text:p>
      <text:p text:style-name="Standard"/>
      <text:p text:style-name="Standard">What of it, if some old hunks of a sea-captain orders me to get a broom</text:p>
      <text:p text:style-name="Standard">and sweep down the decks? What does that indignity amount to, weighed,</text:p>
      <text:p text:style-name="Standard">I mean, in the scales of the New Testament? Do you think the archangel</text:p>
      <text:p text:style-name="Standard">Gabriel thinks anything the less of me, because I promptly and</text:p>
      <text:p text:style-name="Standard">respectfully obey that old hunks in that particular instance? Who ain’t</text:p>
      <text:p text:style-name="Standard">a slave? Tell me that. Well, then, however the old sea-captains may</text:p>
      <text:p text:style-name="Standard">order me about—however they may thump and punch me about, I have the</text:p>
      <text:p text:style-name="Standard">satisfaction of knowing that it is all right; that everybody else is</text:p>
      <text:p text:style-name="Standard">one way or other served in much the same way—either in a physical or</text:p>
      <text:p text:style-name="Standard">metaphysical point of view, that is; and so the universal thump is</text:p>
      <text:p text:style-name="Standard">passed round, and all hands should rub each other’s shoulder-blades,</text:p>
      <text:p text:style-name="Standard">and be content.</text:p>
      <text:p text:style-name="Standard"/>
      <text:p text:style-name="Standard">Again, I always go to sea as a sailor, because they make a point of</text:p>
      <text:p text:style-name="Standard">paying me for my trouble, whereas they never pay passengers a single</text:p>
      <text:p text:style-name="Standard">penny that I ever heard of. On the contrary, passengers themselves must</text:p>
      <text:p text:style-name="Standard">pay. And there is all the difference in the world between paying and</text:p>
      <text:p text:style-name="Standard">being paid. The act of paying is perhaps the most uncomfortable</text:p>
      <text:p text:style-name="Standard">infliction that the two orchard thieves entailed upon us. But _being</text:p>
      <text:p text:style-name="Standard">paid_,—what will compare with it? The urbane activity with which a man</text:p>
      <text:p text:style-name="Standard">receives money is really marvellous, considering that we so earnestly</text:p>
      <text:p text:style-name="Standard">believe money to be the root of all earthly ills, and that on no</text:p>
      <text:p text:style-name="Standard">account can a monied man enter heaven. Ah! how cheerfully we consign</text:p>
      <text:p text:style-name="Standard">ourselves to perdition!</text:p>
      <text:p text:style-name="Standard"/>
      <text:p text:style-name="Standard">Finally, I always go to sea as a sailor, because of the wholesome</text:p>
      <text:p text:style-name="Standard">exercise and pure air of the fore-castle deck. For as in this world,</text:p>
      <text:p text:style-name="Standard">head winds are far more prevalent than winds from astern (that is, if</text:p>
      <text:p text:style-name="Standard">you never violate the Pythagorean maxim), so for the most part the</text:p>
      <text:p text:style-name="Standard">Commodore on the quarter-deck gets his atmosphere at second hand from</text:p>
      <text:p text:style-name="Standard">the sailors on the forecastle. He thinks he breathes it first; but not</text:p>
      <text:p text:style-name="Standard">so. In much the same way do the commonalty lead their leaders in many</text:p>
      <text:p text:style-name="Standard">other things, at the same time that the leaders little suspect it. But</text:p>
      <text:p text:style-name="Standard">wherefore it was that after having repeatedly smelt the sea as a</text:p>
      <text:p text:style-name="Standard">merchant sailor, I should now take it into my head to go on a whaling</text:p>
      <text:p text:style-name="Standard"><text:soft-page-break/>voyage; this the invisible police officer of the Fates, who has the</text:p>
      <text:p text:style-name="Standard">constant surveillance of me, and secretly dogs me, and influences me in</text:p>
      <text:p text:style-name="Standard">some unaccountable way—he can better answer than any one else. And,</text:p>
      <text:p text:style-name="Standard">doubtless, my going on this whaling voyage, formed part of the grand</text:p>
      <text:p text:style-name="Standard">programme of Providence that was drawn up a long time ago. It came in</text:p>
      <text:p text:style-name="Standard">as a sort of brief interlude and solo between more extensive</text:p>
      <text:p text:style-name="Standard">performances. I take it that this part of the bill must have run</text:p>
      <text:p text:style-name="Standard">something like this:</text:p>
      <text:p text:style-name="Standard"/>
      <text:p text:style-name="Standard">“_Grand Contested Election for the Presidency of the United States._</text:p>
      <text:p text:style-name="Standard">“WHALING VOYAGE BY ONE ISHMAEL. “BLOODY BATTLE IN AFFGHANISTAN.”</text:p>
      <text:p text:style-name="Standard"/>
      <text:p text:style-name="Standard">Though I cannot tell why it was exactly that those stage managers, the</text:p>
      <text:p text:style-name="Standard">Fates, put me down for this shabby part of a whaling voyage, when</text:p>
      <text:p text:style-name="Standard">others were set down for magnificent parts in high tragedies, and short</text:p>
      <text:p text:style-name="Standard">and easy parts in genteel comedies, and jolly parts in farces—though I</text:p>
      <text:p text:style-name="Standard">cannot tell why this was exactly; yet, now that I recall all the</text:p>
      <text:p text:style-name="Standard">circumstances, I think I can see a little into the springs and motives</text:p>
      <text:p text:style-name="Standard">which being cunningly presented to me under various disguises, induced</text:p>
      <text:p text:style-name="Standard">me to set about performing the part I did, besides cajoling me into the</text:p>
      <text:p text:style-name="Standard">delusion that it was a choice resulting from my own unbiased freewill</text:p>
      <text:p text:style-name="Standard">and discriminating judgment.</text:p>
      <text:p text:style-name="Standard"/>
      <text:p text:style-name="Standard">Chief among these motives was the overwhelming idea of the great whale</text:p>
      <text:p text:style-name="Standard">himself. Such a portentous and mysterious monster roused all my</text:p>
      <text:p text:style-name="Standard">curiosity. Then the wild and distant seas where he rolled his island</text:p>
      <text:p text:style-name="Standard">bulk; the undeliverable, nameless perils of the whale; these, with all</text:p>
      <text:p text:style-name="Standard">the attending marvels of a thousand Patagonian sights and sounds,</text:p>
      <text:p text:style-name="Standard">helped to sway me to my wish. With other men, perhaps, such things</text:p>
      <text:p text:style-name="Standard">would not have been inducements; but as for me, I am tormented with an</text:p>
      <text:p text:style-name="Standard">everlasting itch for things remote. I love to sail forbidden seas, and</text:p>
      <text:p text:style-name="Standard">land on barbarous coasts. Not ignoring what is good, I am quick to</text:p>
      <text:p text:style-name="Standard">perceive a horror, and could still be social with it—would they let</text:p>
      <text:p text:style-name="Standard">me—since it is but well to be on friendly terms with all the inmates of</text:p>
      <text:p text:style-name="Standard">the place one lodges in.</text:p>
      <text:p text:style-name="Standard"/>
      <text:p text:style-name="Standard">By reason of these things, then, the whaling voyage was welcome; the</text:p>
      <text:p text:style-name="Standard">great flood-gates of the wonder-world swung open, and in the wild</text:p>
      <text:p text:style-name="Standard">conceits that swayed me to my purpose, two and two there floated into</text:p>
      <text:p text:style-name="Standard">my inmost soul, endless processions of the whale, and, mid most of them</text:p>
      <text:p text:style-name="Standard">all, one grand hooded phantom, like a snow hill in the air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3T10:39:51.224392000</meta:creation-date>
    <dc:date>2025-08-03T10:40:53.758075000</dc:date>
    <meta:editing-duration>PT1M3S</meta:editing-duration>
    <meta:editing-cycles>1</meta:editing-cycles>
    <meta:generator>LibreOffice/25.2.5.2$MacOSX_AARCH64 LibreOffice_project/03d19516eb2e1dd5d4ccd751a0d6f35f35e08022</meta:generator>
    <meta:document-statistic meta:table-count="0" meta:image-count="0" meta:object-count="0" meta:page-count="4" meta:paragraph-count="183" meta:word-count="2217" meta:character-count="11991" meta:non-whitespace-character-count="9984"/>
  </office:meta>
</office:document-meta>
</file>